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400000081A9629032.jpg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8.281cm" style:rel-column-width="29599*"/>
    </style:style>
    <style:style style:name="Tabella5.B" style:family="table-column">
      <style:table-column-properties style:column-width="10.054cm" style:rel-column-width="35936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padding="0cm" fo:border="0.002cm solid #000000"/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2" style:family="table-cell">
      <style:table-cell-properties fo:padding="0cm" fo:border-left="0.002cm solid #000000" fo:border-right="none" fo:border-top="none" fo:border-bottom="0.002cm solid #000000"/>
    </style:style>
    <style:style style:name="Tabella1.I2" style:family="table-cell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a1.J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none"/>
    </style:style>
    <style:style style:name="Tabella1.A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4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R4" style:family="table-cell">
      <style:table-cell-properties fo:padding="0.097cm" fo:border-left="0.002cm solid #000000" fo:border-right="none" fo:border-top="none" fo:border-bottom="none"/>
    </style:style>
    <style:style style:name="Tabella1.S4" style:family="table-cell">
      <style:table-cell-properties fo:background-color="#83caff" fo:padding="0cm" fo:border="0.002cm solid #000000">
        <style:background-image/>
      </style:table-cell-properties>
    </style:style>
    <style:style style:name="Tabella1.A5" style:family="table-cell">
      <style:table-cell-properties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6" style:family="table-row">
      <style:table-row-properties style:row-height="0.416cm"/>
    </style:style>
    <style:style style:name="Tabella1.A6" style:family="table-cell">
      <style:table-cell-properties fo:background-color="#ffd320" fo:padding="0cm" fo:border-left="0.002cm solid #000000" fo:border-right="none" fo:border-top="none" fo:border-bottom="0.002cm solid #000000">
        <style:background-image/>
      </style:table-cell-properties>
    </style:style>
    <style:style style:name="Tabella1.R6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1.S6" style:family="table-cell">
      <style:table-cell-properties style:vertical-align="middle"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A8" style:family="table-cell">
      <style:table-cell-properties fo:padding="0.097cm" fo:border-left="0.002cm solid #000000" fo:border-right="none" fo:border-top="none" fo:border-bottom="0.002cm solid #000000"/>
    </style:style>
    <style:style style:name="Tabella1.I8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ella1.A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8.348cm" fo:margin-left="0cm" fo:margin-right="-0.012cm" table:align="margins"/>
    </style:style>
    <style:style style:name="Tabella2.A" style:family="table-column">
      <style:table-column-properties style:column-width="2.083cm" style:rel-column-width="7440*"/>
    </style:style>
    <style:style style:name="Tabella2.B" style:family="table-column">
      <style:table-column-properties style:column-width="10.984cm" style:rel-column-width="39232*"/>
    </style:style>
    <style:style style:name="Tabella2.C" style:family="table-column">
      <style:table-column-properties style:column-width="2.482cm" style:rel-column-width="8867*"/>
    </style:style>
    <style:style style:name="Tabella2.D" style:family="table-column">
      <style:table-column-properties style:column-width="2.799cm" style:rel-column-width="9996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8.348cm" fo:margin-left="0cm" fo:margin-right="-0.012cm" table:align="margins"/>
    </style:style>
    <style:style style:name="Tabella8.A" style:family="table-column">
      <style:table-column-properties style:column-width="2.083cm" style:rel-column-width="7440*"/>
    </style:style>
    <style:style style:name="Tabella8.B" style:family="table-column">
      <style:table-column-properties style:column-width="10.984cm" style:rel-column-width="39232*"/>
    </style:style>
    <style:style style:name="Tabella8.C" style:family="table-column">
      <style:table-column-properties style:column-width="2.482cm" style:rel-column-width="8867*"/>
    </style:style>
    <style:style style:name="Tabella8.D" style:family="table-column">
      <style:table-column-properties style:column-width="2.799cm" style:rel-column-width="9996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Tabella3" style:family="table">
      <style:table-properties style:width="7.9cm" fo:margin-left="10.432cm" fo:margin-right="0.004cm" table:align="margins" style:may-break-between-rows="false"/>
    </style:style>
    <style:style style:name="Tabella3.A" style:family="table-column">
      <style:table-column-properties style:column-width="7.9cm" style:rel-column-width="65535*"/>
    </style:style>
    <style:style style:name="Tabella3.1" style:family="table-row">
      <style:table-row-properties style:min-row-height="1.021cm"/>
    </style:style>
    <style:style style:name="Tabella3.A1" style:family="table-cell">
      <style:table-cell-properties style:vertical-align="middle" fo:padding="0.097cm" fo:border="0.018cm solid #000000"/>
    </style:style>
    <style:style style:name="Tabella4" style:family="table">
      <style:table-properties style:width="8.394cm" table:align="right"/>
    </style:style>
    <style:style style:name="Tabella4.A" style:family="table-column">
      <style:table-column-properties style:column-width="8.394cm"/>
    </style:style>
    <style:style style:name="Tabella4.A1" style:family="table-cell">
      <style:table-cell-properties fo:padding="0.097cm" fo:border="none"/>
    </style:style>
    <style:style style:name="Tabella7" style:family="table">
      <style:table-properties style:width="8.394cm" table:align="right"/>
    </style:style>
    <style:style style:name="Tabella7.A" style:family="table-column">
      <style:table-column-properties style:column-width="8.394cm"/>
    </style:style>
    <style:style style:name="Tabella7.A1" style:family="table-cell">
      <style:table-cell-properties fo:padding="0.097cm" fo:border="none"/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Text_20_body">
      <style:paragraph-properties>
        <style:tab-stops>
          <style:tab-stop style:position="12.039cm"/>
        </style:tab-stops>
      </style:paragraph-properties>
      <style:text-properties style:font-name="Arial" fo:font-size="18pt" fo:font-style="normal" fo:font-weight="bold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35cm solid #000000" style:join-border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996633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4" style:family="paragraph" style:parent-style-name="Standard">
      <style:text-properties style:font-name="Verdana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37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8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40" style:family="paragraph" style:parent-style-name="Standard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text-properties fo:color="#996633" style:font-name="Verdana" fo:font-size="9pt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996633" style:font-name="Arial2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49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Standard">
      <style:paragraph-properties fo:text-align="center" style:justify-single-word="false" fo:background-color="#83caff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.009cm" fo:text-align="end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 fo:background-color="#e6e6e6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 fo:background-color="#e6e6e6">
        <style:tab-stops>
          <style:tab-stop style:position="1.852cm"/>
        </style:tab-stops>
        <style:background-image/>
      </style:paragraph-properties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center" style:justify-single-word="false" fo:background-color="#ffd320">
        <style:background-image/>
      </style:paragraph-properties>
      <style:text-properties style:font-name="Arial" fo:font-size="5pt" style:font-size-asian="5pt" style:font-size-complex="5pt"/>
    </style:style>
    <style:style style:name="P58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60" style:family="paragraph" style:parent-style-name="Standard" style:list-style-name="L1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61" style:family="paragraph" style:parent-style-name="Standard" style:list-style-name="L2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62" style:family="paragraph" style:parent-style-name="Standard" style:list-style-name="L3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6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64" style:family="paragraph">
      <style:paragraph-properties fo:text-align="center"/>
    </style:style>
    <style:style style:name="T1" style:family="text">
      <style:text-properties fo:color="#996633"/>
    </style:style>
    <style:style style:name="T2" style:family="text">
      <style:text-properties fo:color="#996633" fo:font-size="14pt" style:font-size-asian="14pt" style:font-size-complex="14pt"/>
    </style:style>
    <style:style style:name="T3" style:family="text">
      <style:text-properties fo:color="#996633" fo:font-size="8pt" style:font-size-asian="8pt" style:font-size-complex="8pt" style:text-rotation-angle="90" style:text-rotation-scale="line-height"/>
    </style:style>
    <style:style style:name="T4" style:family="text">
      <style:text-properties fo:color="#996633" fo:font-size="7pt" style:font-size-asian="7pt" style:font-size-complex="7pt" style:text-rotation-angle="90" style:text-rotation-scale="line-height"/>
    </style:style>
    <style:style style:name="T5" style:family="text">
      <style:text-properties fo:color="#996633" fo:font-size="9.80000019073486pt" style:font-size-asian="9.80000019073486pt" style:font-size-complex="9.80000019073486pt"/>
    </style:style>
    <style:style style:name="T6" style:family="text">
      <style:text-properties fo:color="#996633" style:font-name-asian="SimSun" style:font-name-complex="Tahoma"/>
    </style:style>
    <style:style style:name="T7" style:family="text">
      <style:text-properties fo:color="#996633" fo:font-weight="normal" style:font-weight-asian="normal" style:font-weight-complex="normal"/>
    </style:style>
    <style:style style:name="T8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9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0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style:font-name-asian="SimSun" style:font-size-asian="8pt" style:font-name-complex="Tahoma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tyle="normal" style:font-name-asian="SimSun" style:font-style-asian="normal" style:font-name-complex="Tahoma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none" style:font-size-asian="14pt" style:font-size-complex="14pt"/>
    </style:style>
    <style:style style:name="T18" style:family="text">
      <style:text-properties style:font-name-asian="SimSun" style:font-name-complex="Tahom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style:text-underline-style="none" style:font-size-asian="12pt" style:font-size-complex="12pt"/>
    </style:style>
    <style:style style:name="T21" style:family="text">
      <style:text-properties style:text-underline-style="none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style="normal" style:font-name-asian="SimSun" style:font-size-asian="10pt" style:font-style-asian="normal" style:font-name-complex="Tahoma" style:font-size-complex="10pt" style:font-style-complex="normal"/>
    </style:style>
    <style:style style:name="T25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0" style:family="text">
      <style:text-properties fo:font-style="normal" style:font-name-asian="SimSun" style:font-style-asian="normal" style:font-name-complex="Tahoma" style:font-style-complex="normal"/>
    </style:style>
    <style:style style:name="T31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4"><text:span text:style-name="T18"><text:text-input text:description="&lt;if test=&quot;o.state == 'draft'&quot;&gt;">if stato</text:text-input></text:span><text:span text:style-name="T18"> </text:span></text:p>
            <text:p text:style-name="P5"><text:span text:style-name="T15">PREVENTIVO: </text:span><text:span text:style-name="T15"><text:placeholder text:placeholder-type="text">&lt;o.name&gt;</text:placeholder></text:span><text:span text:style-name="T15"> </text:span><text:line-break/><text:span text:style-name="T19">DATA <text:s/></text:span><text:span text:style-name="T19"><text:placeholder text:placeholder-type="text">&lt;o.date_order&gt;</text:placeholder></text:span><text:tab/></text:p>
            <text:p text:style-name="P2"><text:text-input text:description="&lt;/if&gt;">end if</text:text-input></text:p>
            <text:p text:style-name="P4"><text:span text:style-name="T18"><text:text-input text:description="&lt;if test=&quot;o.state != 'draft'&quot;&gt;">if stato</text:text-input></text:span><text:span text:style-name="T18"> </text:span></text:p>
            <text:p text:style-name="P6"><text:span text:style-name="T15">CONFERMA D'ORDINE: </text:span><text:span text:style-name="T16"><text:placeholder text:placeholder-type="text">&lt;o.name&gt;</text:placeholder></text:span><text:span text:style-name="T17"><text:line-break/></text:span><text:span text:style-name="T20">DATA <text:s/></text:span><text:span text:style-name="T20"><text:placeholder text:placeholder-type="text">&lt;o.date_order&gt;</text:placeholder></text:span><text:span text:style-name="T20"><text:line-break/></text:span><text:span text:style-name="T23"><text:text-input text:description="&lt;/if&gt;">end if</text:text-input></text:span></text:p>
          </table:table-cell>
          <table:table-cell table:style-name="Tabella5.A1" office:value-type="string">
            <text:p text:style-name="P37">Sig. / Sig.ra</text:p>
            <text:p text:style-name="P39"><text:span text:style-name="T28"><text:placeholder text:placeholder-type="text">&lt;o.partner_id.name&gt;</text:placeholder></text:span><text:span text:style-name="T28"> </text:span></text:p>
            <text:p text:style-name="P27"><text:span text:style-name="T27">Indirizzo: </text:span><text:span text:style-name="T27"><text:placeholder text:placeholder-type="text">&lt;o.partner_order_id.street&gt;</text:placeholder></text:span><text:span text:style-name="T27"><text:line-break/>Località: </text:span><text:span text:style-name="T27"><text:placeholder text:placeholder-type="text">&lt;o.partner_invoice_id.zip&gt;</text:placeholder></text:span><text:span text:style-name="T27"> </text:span><text:span text:style-name="T27"><text:placeholder text:placeholder-type="text">&lt;o.partner_invoice_id.city&gt;</text:placeholder></text:span><text:span text:style-name="T27"><text:line-break/></text:span><text:span text:style-name="T21"><text:line-break/></text:span><text:span text:style-name="T31">Tel.:</text:span><text:span text:style-name="T27"> </text:span><text:span text:style-name="T27"><text:placeholder text:placeholder-type="text">&lt;o.partner_order_id.phone&gt;</text:placeholder></text:span><text:span text:style-name="T27"> </text:span></text:p>
            <text:p text:style-name="P38">Email:<text:span text:style-name="T22"> </text:span><text:span text:style-name="T22"><text:placeholder text:placeholder-type="text">&lt;o.partner_order_id.email&gt;</text:placeholder></text:span><text:span text:style-name="T22"><text:line-break/><text:line-break/></text:span><text:span text:style-name="T23">Nascita:</text:span><text:span text:style-name="T22"> </text:span><text:span text:style-name="T22"><text:placeholder text:placeholder-type="text">&lt;o.partner_id.dob and ("%s-%s-%s"%(o.partner_id.dob[8:],o.partner_id.dob[5:7], o.partner_id.dob[:4]))&gt;</text:placeholder></text:span><text:span text:style-name="T22"> - </text:span><text:span text:style-name="T22"><text:placeholder text:placeholder-type="text">&lt;o.partner_id.lob&gt;</text:placeholder></text:span><text:span text:style-name="T22"> (</text:span><text:span text:style-name="T22"><text:placeholder text:placeholder-type="text">&lt;o.partner_id.pob&gt;</text:placeholder></text:span><text:span text:style-name="T22">)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55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20"/>
          </table:table-cell>
          <table:table-cell table:style-name="Tabella1.R1" office:value-type="string">
            <text:p text:style-name="P20"/>
          </table:table-cell>
        </table:table-row>
        <table:table-row>
          <table:table-cell table:style-name="Tabella1.A2" table:number-columns-spanned="8" office:value-type="string">
            <text:p text:style-name="P56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2" office:value-type="string">
            <text:p text:style-name="P56"/>
          </table:table-cell>
          <table:table-cell table:style-name="Tabella1.J2" table:number-columns-spanned="8" office:value-type="string">
            <text:p text:style-name="P56">LATO 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20"/>
          </table:table-cell>
          <table:table-cell table:style-name="Tabella1.R1" office:value-type="string">
            <text:p text:style-name="P20"/>
          </table:table-cell>
        </table:table-row>
        <table:table-row>
          <table:table-cell table:style-name="Tabella1.A3" table:number-columns-spanned="19" office:value-type="string">
            <text:p text:style-name="P32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48"><text:span text:style-name="T28"><text:placeholder text:placeholder-type="text">&lt;t[8]&gt;</text:placeholder></text:span><text:span text:style-name="T28"> </text:span></text:p>
          </table:table-cell>
          <table:table-cell table:style-name="Tabella1.A4" office:value-type="string">
            <text:p text:style-name="P49"><text:placeholder text:placeholder-type="text">&lt;t[7]&gt;</text:placeholder></text:p>
          </table:table-cell>
          <table:table-cell table:style-name="Tabella1.A4" office:value-type="string">
            <text:p text:style-name="P49"><text:placeholder text:placeholder-type="text">&lt;t[6]&gt;</text:placeholder></text:p>
          </table:table-cell>
          <table:table-cell table:style-name="Tabella1.A4" office:value-type="string">
            <text:p text:style-name="P49"><text:placeholder text:placeholder-type="text">&lt;t[5]&gt;</text:placeholder></text:p>
          </table:table-cell>
          <table:table-cell table:style-name="Tabella1.A4" office:value-type="string">
            <text:p text:style-name="P49"><text:placeholder text:placeholder-type="text">&lt;t[4]&gt;</text:placeholder></text:p>
          </table:table-cell>
          <table:table-cell table:style-name="Tabella1.A4" office:value-type="string">
            <text:p text:style-name="P49"><text:placeholder text:placeholder-type="text">&lt;t[3]&gt;</text:placeholder></text:p>
          </table:table-cell>
          <table:table-cell table:style-name="Tabella1.A4" office:value-type="string">
            <text:p text:style-name="P49"><text:placeholder text:placeholder-type="text">&lt;t[2]&gt;</text:placeholder></text:p>
          </table:table-cell>
          <table:table-cell table:style-name="Tabella1.A4" office:value-type="string">
            <text:p text:style-name="P49"><text:placeholder text:placeholder-type="text">&lt;t[1]&gt;</text:placeholder></text:p>
          </table:table-cell>
          <table:table-cell table:style-name="Tabella1.I4" office:value-type="string">
            <text:p text:style-name="P49"/>
          </table:table-cell>
          <table:table-cell table:style-name="Tabella1.A4" office:value-type="string">
            <text:p text:style-name="P49"><text:placeholder text:placeholder-type="text">&lt;t[9]&gt;</text:placeholder></text:p>
          </table:table-cell>
          <table:table-cell table:style-name="Tabella1.A4" office:value-type="string">
            <text:p text:style-name="P49"><text:placeholder text:placeholder-type="text">&lt;t[10]&gt;</text:placeholder></text:p>
          </table:table-cell>
          <table:table-cell table:style-name="Tabella1.A4" office:value-type="string">
            <text:p text:style-name="P49"><text:placeholder text:placeholder-type="text">&lt;t[11]&gt;</text:placeholder></text:p>
          </table:table-cell>
          <table:table-cell table:style-name="Tabella1.A4" office:value-type="string">
            <text:p text:style-name="P49"><text:placeholder text:placeholder-type="text">&lt;t[12]&gt;</text:placeholder></text:p>
          </table:table-cell>
          <table:table-cell table:style-name="Tabella1.A4" office:value-type="string">
            <text:p text:style-name="P49"><text:placeholder text:placeholder-type="text">&lt;t[13]&gt;</text:placeholder></text:p>
          </table:table-cell>
          <table:table-cell table:style-name="Tabella1.A4" office:value-type="string">
            <text:p text:style-name="P49"><text:placeholder text:placeholder-type="text">&lt;t[14]&gt;</text:placeholder></text:p>
          </table:table-cell>
          <table:table-cell table:style-name="Tabella1.A4" office:value-type="string">
            <text:p text:style-name="P49"><text:placeholder text:placeholder-type="text">&lt;t[15]&gt;</text:placeholder></text:p>
          </table:table-cell>
          <table:table-cell table:style-name="Tabella1.A4" office:value-type="string">
            <text:p text:style-name="P49"><text:placeholder text:placeholder-type="text">&lt;t[16]&gt;</text:placeholder></text:p>
          </table:table-cell>
          <table:table-cell table:style-name="Tabella1.R4" office:value-type="string">
            <text:p text:style-name="P21"/>
          </table:table-cell>
          <table:table-cell table:style-name="Tabella1.S4" office:value-type="string">
            <text:p text:style-name="P53"><text:placeholder text:placeholder-type="text">&lt;t[0]&gt;</text:placeholder></text:p>
          </table:table-cell>
        </table:table-row>
        <table:table-row>
          <table:table-cell table:style-name="Tabella1.A5" table:number-columns-spanned="19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57">8</text:p>
          </table:table-cell>
          <table:table-cell table:style-name="Tabella1.A6" office:value-type="string">
            <text:p text:style-name="P57">7</text:p>
          </table:table-cell>
          <table:table-cell table:style-name="Tabella1.A6" office:value-type="string">
            <text:p text:style-name="P57">6</text:p>
          </table:table-cell>
          <table:table-cell table:style-name="Tabella1.A6" office:value-type="string">
            <text:p text:style-name="P57">5</text:p>
          </table:table-cell>
          <table:table-cell table:style-name="Tabella1.A6" office:value-type="string">
            <text:p text:style-name="P57">4</text:p>
          </table:table-cell>
          <table:table-cell table:style-name="Tabella1.A6" office:value-type="string">
            <text:p text:style-name="P57">3</text:p>
          </table:table-cell>
          <table:table-cell table:style-name="Tabella1.A6" office:value-type="string">
            <text:p text:style-name="P57">2</text:p>
          </table:table-cell>
          <table:table-cell table:style-name="Tabella1.A6" office:value-type="string">
            <text:p text:style-name="P57">1</text:p>
          </table:table-cell>
          <table:table-cell table:style-name="Tabella1.A6" office:value-type="string">
            <text:p text:style-name="P57"/>
          </table:table-cell>
          <table:table-cell table:style-name="Tabella1.A6" office:value-type="string">
            <text:p text:style-name="P57">1</text:p>
          </table:table-cell>
          <table:table-cell table:style-name="Tabella1.A6" office:value-type="string">
            <text:p text:style-name="P57">2</text:p>
          </table:table-cell>
          <table:table-cell table:style-name="Tabella1.A6" office:value-type="string">
            <text:p text:style-name="P57">3</text:p>
          </table:table-cell>
          <table:table-cell table:style-name="Tabella1.A6" office:value-type="string">
            <text:p text:style-name="P57">4</text:p>
          </table:table-cell>
          <table:table-cell table:style-name="Tabella1.A6" office:value-type="string">
            <text:p text:style-name="P57">5</text:p>
          </table:table-cell>
          <table:table-cell table:style-name="Tabella1.A6" office:value-type="string">
            <text:p text:style-name="P57">6</text:p>
          </table:table-cell>
          <table:table-cell table:style-name="Tabella1.A6" office:value-type="string">
            <text:p text:style-name="P57">7</text:p>
          </table:table-cell>
          <table:table-cell table:style-name="Tabella1.A6" office:value-type="string">
            <text:p text:style-name="P57">8</text:p>
          </table:table-cell>
          <table:table-cell table:style-name="Tabella1.R6" office:value-type="string">
            <text:p text:style-name="P50"/>
          </table:table-cell>
          <table:table-cell table:style-name="Tabella1.S6" office:value-type="string">
            <text:p text:style-name="P52">TUTTI</text:p>
          </table:table-cell>
        </table:table-row>
        <table:table-row>
          <table:table-cell table:style-name="Tabella1.A5" table:number-columns-spanned="19" office:value-type="string">
            <text:p text:style-name="P32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8"><text:span text:style-name="T28"><text:placeholder text:placeholder-type="text">&lt;t[8]&gt;</text:placeholder></text:span><text:span text:style-name="T28"> </text:span></text:p>
          </table:table-cell>
          <table:table-cell table:style-name="Tabella1.A8" office:value-type="string">
            <text:p text:style-name="P49"><text:placeholder text:placeholder-type="text">&lt;t[7]&gt;</text:placeholder></text:p>
          </table:table-cell>
          <table:table-cell table:style-name="Tabella1.A8" office:value-type="string">
            <text:p text:style-name="P49"><text:placeholder text:placeholder-type="text">&lt;t[6]&gt;</text:placeholder></text:p>
          </table:table-cell>
          <table:table-cell table:style-name="Tabella1.A8" office:value-type="string">
            <text:p text:style-name="P49"><text:placeholder text:placeholder-type="text">&lt;t[5]&gt;</text:placeholder></text:p>
          </table:table-cell>
          <table:table-cell table:style-name="Tabella1.A8" office:value-type="string">
            <text:p text:style-name="P49"><text:placeholder text:placeholder-type="text">&lt;t[4]&gt;</text:placeholder></text:p>
          </table:table-cell>
          <table:table-cell table:style-name="Tabella1.A8" office:value-type="string">
            <text:p text:style-name="P49"><text:placeholder text:placeholder-type="text">&lt;t[3]&gt;</text:placeholder></text:p>
          </table:table-cell>
          <table:table-cell table:style-name="Tabella1.A8" office:value-type="string">
            <text:p text:style-name="P49"><text:placeholder text:placeholder-type="text">&lt;t[2]&gt;</text:placeholder></text:p>
          </table:table-cell>
          <table:table-cell table:style-name="Tabella1.A8" office:value-type="string">
            <text:p text:style-name="P49"><text:placeholder text:placeholder-type="text">&lt;t[1]&gt;</text:placeholder></text:p>
          </table:table-cell>
          <table:table-cell table:style-name="Tabella1.I8" office:value-type="string">
            <text:p text:style-name="P49"/>
          </table:table-cell>
          <table:table-cell table:style-name="Tabella1.A8" office:value-type="string">
            <text:p text:style-name="P49"><text:placeholder text:placeholder-type="text">&lt;t[9]&gt;</text:placeholder></text:p>
          </table:table-cell>
          <table:table-cell table:style-name="Tabella1.A8" office:value-type="string">
            <text:p text:style-name="P49"><text:placeholder text:placeholder-type="text">&lt;t[10]&gt;</text:placeholder></text:p>
          </table:table-cell>
          <table:table-cell table:style-name="Tabella1.A8" office:value-type="string">
            <text:p text:style-name="P49"><text:placeholder text:placeholder-type="text">&lt;t[11]&gt;</text:placeholder></text:p>
          </table:table-cell>
          <table:table-cell table:style-name="Tabella1.A8" office:value-type="string">
            <text:p text:style-name="P49"><text:placeholder text:placeholder-type="text">&lt;t[12]&gt;</text:placeholder></text:p>
          </table:table-cell>
          <table:table-cell table:style-name="Tabella1.A8" office:value-type="string">
            <text:p text:style-name="P49"><text:placeholder text:placeholder-type="text">&lt;t[13]&gt;</text:placeholder></text:p>
          </table:table-cell>
          <table:table-cell table:style-name="Tabella1.A8" office:value-type="string">
            <text:p text:style-name="P49"><text:placeholder text:placeholder-type="text">&lt;t[14]&gt;</text:placeholder></text:p>
          </table:table-cell>
          <table:table-cell table:style-name="Tabella1.A8" office:value-type="string">
            <text:p text:style-name="P49"><text:placeholder text:placeholder-type="text">&lt;t[15]&gt;</text:placeholder></text:p>
          </table:table-cell>
          <table:table-cell table:style-name="Tabella1.A8" office:value-type="string">
            <text:p text:style-name="P49"><text:placeholder text:placeholder-type="text">&lt;t[16]&gt;</text:placeholder></text:p>
          </table:table-cell>
          <table:table-cell table:style-name="Tabella1.R4" office:value-type="string">
            <text:p text:style-name="P21"/>
          </table:table-cell>
          <table:table-cell table:style-name="Tabella1.J2" office:value-type="string">
            <text:p text:style-name="P51"><text:placeholder text:placeholder-type="text">&lt;t[0]&gt;</text:placeholder></text:p>
          </table:table-cell>
        </table:table-row>
        <table:table-row>
          <table:table-cell table:style-name="Tabella1.A9" table:number-columns-spanned="19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8">Q.</text:p>
          </table:table-cell>
          <table:table-cell table:style-name="Tabella2.A1" office:value-type="string">
            <text:p text:style-name="P19">Operazione</text:p>
          </table:table-cell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><text:span text:style-name="T24"><text:text-input text:description="&lt;if test=&quot;o.print_subtotal_price&quot;&gt;">if subtotal</text:text-input></text:span>TOTALE EURO<text:span text:style-name="T24"><text:text-input text:description="&lt;/if&gt;">end if</text:text-input></text:span>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30"><text:text-input text:description="&lt;for each=&quot;item in group_list(o.id)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31"><text:span text:style-name="T13"><text:s/></text:span><text:span text:style-name="T13"><text:placeholder text:placeholder-type="text">&lt;item[0]&gt;</text:placeholder></text:span></text:p>
          </table:table-cell>
          <table:table-cell table:style-name="Tabella8.A1" office:value-type="string">
            <text:p text:style-name="P35">[<text:placeholder text:placeholder-type="text">&lt;item[1]&gt;</text:placeholder>] <text:placeholder text:placeholder-type="text">&lt;item[2]&gt;</text:placeholder></text:p>
          </table:table-cell>
          <table:table-cell table:style-name="Tabella8.A1" office:value-type="string">
            <text:p text:style-name="P34"/>
          </table:table-cell>
          <table:table-cell table:style-name="Tabella8.A1" office:value-type="string">
            <text:p text:style-name="P28"><text:span text:style-name="T30"><text:text-input text:description="&lt;if test=&quot;o.print_subtotal_price&quot;&gt;">if subtotal</text:text-input></text:span><text:span text:style-name="T25"><text:placeholder text:placeholder-type="text">&lt;item[3]&gt;</text:placeholder></text:span> <text:span text:style-name="T26"><text:text-input text:description="&lt;o.partner_id.property_product_pricelist.currency_id.symbol&gt;">E</text:text-input></text:span><text:span text:style-name="T29"><text:text-input text:description="&lt;/if&gt;">end if</text:text-input></text:span></text:p>
          </table:table-cell>
        </table:table-row>
        <table:table-row>
          <table:table-cell table:style-name="Tabella8.A3" table:number-columns-spanned="4" office:value-type="string">
            <text:p text:style-name="P2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54">TOTALE: <text:placeholder text:placeholder-type="text">&lt;total_discarded(o.id)&gt;</text:placeholder> <text:text-input text:description="&lt;o.partner_id.property_product_pricelist.currency_id.symbol&gt;">E</text:text-input></text:p>
          </table:table-cell>
        </table:table-row>
      </table:table>
      <text:p text:style-name="P26"/>
      <text:p text:style-name="P24"/>
      <text:p text:style-name="P9"><text:s/><text:tab/>In attesa di un vostro cenno di conferma, rimanendo a disposizione per un qualsiasi chiarimento, porgiamo distinti saluti.</text:p>
      <text:p text:style-name="P9"/>
      <text:p text:style-name="P10">Poliambulatori San Flaviano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1">Firma per accettazione</text:p>
          </table:table-cell>
        </table:table-row>
        <table:table-row>
          <table:table-cell table:style-name="Tabella4.A1" office:value-type="string">
            <text:p text:style-name="P58"/>
          </table:table-cell>
        </table:table-row>
        <text:soft-page-break/>
        <table:table-row>
          <table:table-cell table:style-name="Tabella4.A1" office:value-type="string">
            <text:p text:style-name="P13"/>
            <text:p text:style-name="P14"/>
          </table:table-cell>
        </table:table-row>
      </table:table>
      <text:p text:style-name="P14"><text:text-input text:description="&lt;if test=&quot;o.print_privacy_policy or o.print_conditions&quot;&gt;">if ci sono aggiunte</text:text-input></text:p>
      <text:p text:style-name="P14"/>
      <text:p text:style-name="P15"/>
      <text:p text:style-name="P29"><text:text-input text:description="&lt;/if&gt;">end if</text:text-input></text:p>
      <text:p text:style-name="P40"><text:text-input text:description="&lt;if test=&quot;o.print_privacy_policy&quot;&gt;">if privacy</text:text-input></text:p>
      <text:p text:style-name="P41">Privacy policy:</text:p>
      <text:p text:style-name="P43">Informativa ex art. 13 D.lgs. 196/2003 </text:p>
      <text:p text:style-name="P44">Desideriamo informarLa che il D.lgs. 196 del 30. giugno 2003 ( “Codice in materia di protezione dei dati personali”) prevede la tutela delle persone e di altri soggetti rispetto al trattamento dei dati personali. </text:p>
      <text:p text:style-name="P44">Secondo la normativa indicata, tale trattamento sarà improntato ai principi di correttezza, liceità e trasparenza e di tutela della Sua riservatezza e dei Suoi diritti. </text:p>
      <text:p text:style-name="P44"/>
      <text:p text:style-name="P44">Ai sensi dell’articolo 13 del D.lgs. n. 196/2003, pertanto, Le forniamo le seguenti informazioni: </text:p>
      <text:p text:style-name="P44"/>
      <text:list xml:id="list278524709" text:style-name="L1">
        <text:list-item>
          <text:p text:style-name="P60">I dati da lei forniti verranno trattati per le finalità di carattere sanitario. </text:p>
        </text:list-item>
        <text:list-item>
          <text:p text:style-name="P60">Il trattamento sarà effettuato con le seguenti modalità: manuale ed informatico. </text:p>
        </text:list-item>
        <text:list-item>
          <text:p text:style-name="P60">I dati saranno comunicati ai soli soggetti in adempimento agli obblighi legali o contrattuali. Gli stessi non saranno oggetto di diffusione. </text:p>
        </text:list-item>
        <text:list-item>
          <text:p text:style-name="P60">Il consenso scritto della presente è obbligatorio solo per il trattamento dei dati sensibili. </text:p>
        </text:list-item>
        <text:list-item>
          <text:p text:style-name="P60">Il conferimento dei suoi dati personali è obbligatorio al fine di adempiere agli obblighi derivanti dal contratto e, in generale, agli adempimenti di legge. </text:p>
        </text:list-item>
        <text:list-item>
          <text:p text:style-name="P60">Il titolare del trattamento è : Poliambulatori San Flaviano, Via Garibaldi 35, 25020 Pralboino (Bs). </text:p>
        </text:list-item>
        <text:list-item>
          <text:p text:style-name="P60">Il responsabile del trattamento è: Poliambulatori San Flaviano srl. </text:p>
        </text:list-item>
        <text:list-item>
          <text:p text:style-name="P60">Responsabili esterni del trattamento dei dati: tutti i soggetti pubblici e privati per obblighi di legge, persone fisiche o giuridiche incaricate del trattamento dei dati dal titolare e/o responsabile. </text:p>
        </text:list-item>
        <text:list-item>
          <text:p text:style-name="P60">In caso di mancato conferimento del consenso al trattamento sarà impossibile instaurare un rapporto contrattuale. </text:p>
        </text:list-item>
        <text:list-item>
          <text:p text:style-name="P60">In ogni momento potrà esercitare i Suoi diritti nei confronti del titolare del trattamento, ai sensi dell’art. 7 del D.lgs. 196/2003, che per Sua comodità riproduciamo integralmente: </text:p>
        </text:list-item>
      </text:list>
      <text:p text:style-name="P45"/>
      <text:p text:style-name="P43">Diritto di accesso ai dati personali ed altri diritti </text:p>
      <text:p text:style-name="P43"/>
      <text:list xml:id="list990145020" text:style-name="L2">
        <text:list-item>
          <text:p text:style-name="P61">L’interessato ha diritto di ottenere la conferma dell’esistenza o meno di dati personali che lo riguardano, anche se non ancora registrati, e la loro comunicazione in forma intelligibile. </text:p>
        </text:list-item>
        <text:list-item>
          <text:p text:style-name="P61">L’interessato ha diritto di ottenere l’indicazione: </text:p>
        </text:list-item>
        <text:list-item>
          <text:p text:style-name="P61">a) dell’origine dei dati personali </text:p>
        </text:list-item>
        <text:list-item>
          <text:p text:style-name="P61">b) delle finalità e modalità del trattamento </text:p>
        </text:list-item>
        <text:list-item>
          <text:p text:style-name="P61">c) della logica applicata in caso di trattamento effettuato con l’ausilio di strumenti elettronici </text:p>
        </text:list-item>
        <text:list-item>
          <text:p text:style-name="P61">d) degli estremi identificativi del titolare, dei responsabili e del rappresentante designato ai sensi dell’articolo5, comma 2 </text:p>
        </text:list-item>
        <text:list-item>
          <text:p text:style-name="P61">e) dei soggetti o delle categorie di soggetti ai quali i dati personali possono essere comunicati o che possono venirne a conoscenza in qualità di rappresentare designato nel territorio dello Stato, di responsabili o incaricati. </text:p>
        </text:list-item>
        <text:list-item>
          <text:p text:style-name="P61">l’interessato ha diritto di ottenere: </text:p>
        </text:list-item>
        <text:list-item>
          <text:p text:style-name="P61">a) l’aggiornamento, la rettificazione ovvero, quando vi ha interesse, l’integrazione dei dati </text:p>
        </text:list-item>
        <text:list-item>
          <text:p text:style-name="P61">b) la cancellazione, la trasformazione in forma anonima o il blocco dei dati trattati in violazione di legge, compresi quelli di cui non è necessaria la conservazione in relazione agli scopi per i quali i dati sono stati raccolti o successivamente trattati. </text:p>
        </text:list-item>
        <text:list-item>
          <text:p text:style-name="P61">c) L’attestazione che le operazioni di cui alle lettere a) e b) sono state portate a conoscenza, anche per quanto riguarda il loro contenuto, di coloro ai quali i dati sono stati comunicati i diffusi, eccettuato il caso in cui tale adempimento si rileva impossibile o comporta in impiego di mezzi manifestamente sproporzionato rispetto al diritto tutelato. </text:p>
        </text:list-item>
      </text:list>
      <text:p text:style-name="P44"/>
      <text:p text:style-name="P44"/>
      <text:list xml:id="list1955095064" text:continue-numbering="true" text:style-name="L2">
        <text:list-header>
          <text:p text:style-name="P63">Formula di acquisizione del consenso dell’interessato :</text:p>
          <text:p text:style-name="P63"/>
        </text:list-header>
      </text:list>
      <text:p text:style-name="P44"><text:soft-page-break/>Luogo e data ___________________________________</text:p>
      <text:p text:style-name="P44"/>
      <text:p text:style-name="P44">Nome e cognome. _____________________________________________________</text:p>
      <text:p text:style-name="P44"/>
      <text:p text:style-name="P44">Il/la sottoscritto/a, acquisite le informazioni fornite dal titolare del trattamento ai sensi dell’art.13 del D.lgs.196/2003, </text:p>
      <text:p text:style-name="P44">l’interessato: </text:p>
      <text:p text:style-name="P44">- presta il suo consenso al trattamento e alla comunicazione dei dati personali per i fini indicati nella suddetta </text:p>
      <text:p text:style-name="P44">informativa </text:p>
      <text:p text:style-name="P44"/>
      <text:list xml:id="list1882171135" text:style-name="L3">
        <text:list-item>
          <text:p text:style-name="P62">Do il consenso </text:p>
        </text:list-item>
        <text:list-item>
          <text:p text:style-name="P62">Nego il consenso </text:p>
        </text:list-item>
      </text:list>
      <text:p text:style-name="P44"/>
      <text:p text:style-name="P44">- presta il suo consenso per la diffusione dei dati personali per le finalità e nell’ambito indicato nell’informativa. </text:p>
      <text:p text:style-name="P44"/>
      <text:list xml:id="list1087719382" text:continue-numbering="true" text:style-name="L3">
        <text:list-item>
          <text:p text:style-name="P62">Do il consenso </text:p>
        </text:list-item>
        <text:list-item>
          <text:p text:style-name="P62">Nego il consenso </text:p>
        </text:list-item>
      </text:list>
      <text:p text:style-name="P44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12">Firma per accettazione</text:p>
          </table:table-cell>
        </table:table-row>
        <table:table-row>
          <table:table-cell table:style-name="Tabella7.A1" office:value-type="string">
            <text:p text:style-name="P59"/>
          </table:table-cell>
        </table:table-row>
        <table:table-row>
          <table:table-cell table:style-name="Tabella7.A1" office:value-type="string">
            <text:p text:style-name="P12">_________________________________________</text:p>
          </table:table-cell>
        </table:table-row>
      </table:table>
      <text:p text:style-name="P44"/>
      <text:p text:style-name="P44"/>
      <text:p text:style-name="P44"/>
      <text:p text:style-name="P42">Responsabile della privacy</text:p>
      <text:p text:style-name="P42">Richiesta consenso trattamento dati</text:p>
      <text:p text:style-name="P42">Richiesta consenso: Invio mail o SMS per preavvisare l'appuntamento</text:p>
      <text:p text:style-name="P41"/>
      <text:p text:style-name="P40"><text:text-input text:description="&lt;/if&gt;">end if</text:text-input></text:p>
      <text:p text:style-name="P46"><text:span text:style-name="T14"><text:text-input text:description="&lt;if test=&quot;o.print_conditions&quot;&gt;">if conditions</text:text-input></text:span><text:span text:style-name="T14"> </text:span></text:p>
      <text:p text:style-name="P46">Condizioni del servizio:</text:p>
      <text:p text:style-name="P47"/>
      <text:p text:style-name="P7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4" style:family="paragraph" style:parent-style-name="Table_20_Contents">
      <style:paragraph-properties fo:text-align="start" style:justify-single-word="false"/>
      <style:text-properties fo:color="#996633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9" style:family="paragraph">
      <style:paragraph-properties fo:text-align="center"/>
    </style:style>
    <style:style style:name="MT1" style:family="text">
      <style:text-properties fo:color="#996633" fo:font-size="14pt" style:font-size-asian="14pt" style:font-size-complex="14pt"/>
    </style:style>
    <style:style style:name="MT2" style:family="text">
      <style:text-properties fo:color="#996633"/>
    </style:style>
    <style:style style:name="MT3" style:family="text">
      <style:text-properties fo:color="#996633" fo:font-size="8pt" style:font-size-asian="8pt" style:font-size-complex="8pt" style:text-rotation-angle="90" style:text-rotation-scale="line-height"/>
    </style:style>
    <style:style style:name="MT4" style:family="text">
      <style:text-properties fo:color="#996633" fo:font-size="7pt" style:font-size-asian="7pt" style:font-size-complex="7pt" style:text-rotation-angle="90" style:text-rotation-scale="line-height"/>
    </style:style>
    <style:style style:name="MT5" style:family="text">
      <style:text-properties fo:color="#996633" fo:font-size="9.80000019073486pt" style:font-size-asian="9.80000019073486pt" style:font-size-complex="9.80000019073486pt"/>
    </style:style>
    <style:style style:name="MT6" style:family="text">
      <style:text-properties fo:font-size="8pt" style:font-name-asian="SimSun" style:font-size-asian="8pt" style:font-name-complex="Tahoma" style:font-size-complex="8pt"/>
    </style:style>
    <style:style style:name="MT7" style:family="text">
      <style:text-properties fo:color="#996633" style:font-name-asian="SimSun" style:font-name-complex="Tahoma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color="#996633" fo:font-weight="normal" style:font-weight-asian="normal" style:font-weight-complex="normal"/>
    </style:style>
    <style:style style:name="MT11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2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3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13.998cm" svg:y="0.36cm" svg:width="4.247cm" svg:height="3.134cm" draw:z-index="15"><draw:image xlink:href="Pictures/10000000000000B400000081A9629032.jpg" xlink:type="simple" xlink:show="embed" xlink:actuate="onLoad"/></draw:frame><text:placeholder text:placeholder-type="text">&lt;setLang(o.partner_id.lang or 'en_EN' or 'it_IT')&gt;</text:placeholder></text:p>
        <text:p text:style-name="MP2"><text:span text:style-name="MT1">Poliambulatori <text:line-break/>San Flaviano</text:span><text:span text:style-name="MT2"> </text:span><text:span text:style-name="MT3">s.r.l</text:span><text:span text:style-name="MT4">.</text:span><text:line-break/><text:line-break/><text:span text:style-name="MT5">P.IVA: IT03273530984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9.00 - 20.00 </text:p>
              <text:p text:style-name="MP4"><text:s text:c="10"/>Sab: 9.00 - 14.00</text:p>
              <text:p text:style-name="MP5"/>
            </table:table-cell>
          </table:table-row>
        </table:table>
        <text:p text:style-name="MP6"><draw:a xlink:type="simple" xlink:href="mailto:%20info@poliambulatorisanflaviano.it" office:name="Mail"><draw:frame draw:style-name="Mfr2" draw:name="immagini3" text:anchor-type="as-char" svg:width="1.139cm" svg:height="0.681cm" draw:z-index="11"><draw:image xlink:href="Pictures/100002010000010000000100BFCE657F.png" xlink:type="simple" xlink:show="embed" xlink:actuate="onLoad"/></draw:frame></draw:a><draw:a xlink:type="simple" xlink:href="http://www.facebook.com/pages/Poliambulatori-San-Flaviano/113793738707101" office:name="Gruppo Facebook" office:target-frame-name="_blank" xlink:show="new"><draw:frame draw:style-name="Mfr3" draw:name="immagini1" text:anchor-type="as-char" svg:width="0.781cm" svg:height="0.676cm" draw:z-index="3"><draw:image xlink:href="Pictures/10000201000001000000010003BF77A8.png" xlink:type="simple" xlink:show="embed" xlink:actuate="onLoad"/></draw:frame></draw:a></text:p>
        <text:p text:style-name="MP7"><text:span text:style-name="MT6"><text:tab/></text:span><text:span text:style-name="MT7">pag. </text:span><text:span text:style-name="MT7"><text:page-number text:select-page="current">4</text:page-number></text:span><text:span text:style-name="MT7">/ </text:span><text:span text:style-name="MT7"><text:page-count>4</text:page-count></text:span></text:p>
      </style:header>
      <style:footer>
        <text:p text:style-name="MP8"><draw:line text:anchor-type="paragraph" draw:z-index="7" draw:style-name="Mgr1" draw:text-style-name="MP9" svg:x1="-0.03cm" svg:y1="0.6cm" svg:x2="18.281cm" svg:y2="0.584cm"><text:p/></draw:line><text:span text:style-name="MT8"> </text:span><text:line-break/><text:span text:style-name="MT9"><text:line-break/></text:span><text:span text:style-name="MT10"><text:line-break/></text:span><text:span text:style-name="MT11">Via Garibaldi, 35 – 25020 Pralboino (BS)<text:line-break/></text:span><text:span text:style-name="MT12">Tel.: 030 954649 – fax: 090 9954004 – email: </text:span><text:a xlink:type="simple" xlink:href="mailto:info@poliambulatorisanflaviano.it"><text:span text:style-name="MT13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8:44:36</meta:creation-date>
    <meta:editing-duration>PT42M47S</meta:editing-duration>
    <meta:editing-cycles>37</meta:editing-cycles>
    <meta:generator>LibreOffice/3.3$Unix LibreOffice_project/330m19$Build-401</meta:generator>
    <dc:date>2012-03-08T12:44:15</dc:date>
    <dc:creator>Nicola Riolini</dc:creator>
    <meta:document-statistic meta:table-count="8" meta:image-count="3" meta:object-count="0" meta:page-count="4" meta:paragraph-count="137" meta:word-count="836" meta:character-count="5901"/>
    <meta:user-defined meta:name="Info 1"/>
    <meta:user-defined meta:name="Info 2"/>
    <meta:user-defined meta:name="Info 3"/>
    <meta:user-defined meta:name="Info 4"/>
  </office:meta>
</office:document-meta>
</file>